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rsid="00166cb4" officeooo:paragraph-rsid="00166cb4"/>
    </style:style>
    <style:style style:name="P2" style:family="paragraph" style:parent-style-name="Standard">
      <style:text-properties officeooo:rsid="00166cb4" officeooo:paragraph-rsid="00166cb4"/>
    </style:style>
    <style:style style:name="P3" style:family="paragraph" style:parent-style-name="Text_20_body">
      <style:text-properties officeooo:rsid="00166cb4" officeooo:paragraph-rsid="00166cb4"/>
    </style:style>
    <style:style style:name="P4" style:family="paragraph" style:parent-style-name="Standard">
      <style:text-properties officeooo:paragraph-rsid="00166cb4"/>
    </style:style>
    <style:style style:name="P5" style:family="paragraph" style:parent-style-name="Standard" style:master-page-name="HTML">
      <style:paragraph-properties style:page-number="auto"/>
    </style:style>
    <style:style style:name="P6" style:family="paragraph" style:parent-style-name="Standard">
      <style:text-properties officeooo:rsid="00166cb4" officeooo:paragraph-rsid="00166cb4"/>
    </style:style>
    <style:style style:name="P7" style:family="paragraph" style:parent-style-name="Text_20_body" style:list-style-name="L1"/>
    <style:style style:name="P8" style:family="paragraph" style:parent-style-name="Text_20_body" style:list-style-name="L1">
      <style:paragraph-properties fo:margin-top="0in" fo:margin-bottom="0in" style:contextual-spacing="false"/>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4">
      <style:paragraph-properties fo:margin-top="0in" fo:margin-bottom="0in" style:contextual-spacing="false"/>
    </style:style>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6">
      <style:paragraph-properties fo:margin-top="0in" fo:margin-bottom="0in" style:contextual-spacing="false"/>
    </style:style>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9">
      <style:paragraph-properties fo:margin-top="0in" fo:margin-bottom="0in" style:contextual-spacing="false"/>
    </style:style>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3"/>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ext_20_body" style:list-style-name="L18">
      <style:paragraph-properties fo:margin-top="0in" fo:margin-bottom="0in" style:contextual-spacing="false"/>
    </style:style>
    <style:style style:name="P30" style:family="paragraph" style:parent-style-name="Text_20_body" style:list-style-name="L19"/>
    <style:style style:name="P31" style:family="paragraph" style:parent-style-name="Text_20_body" style:list-style-name="L20"/>
    <style:style style:name="P32" style:family="paragraph" style:parent-style-name="Text_20_body" style:list-style-name="L21"/>
    <style:style style:name="P33" style:family="paragraph" style:parent-style-name="Text_20_body" style:list-style-name="L22"/>
    <style:style style:name="P34" style:family="paragraph" style:parent-style-name="Text_20_body" style:list-style-name="L23"/>
    <style:style style:name="P35" style:family="paragraph" style:parent-style-name="Text_20_body" style:list-style-name="L23">
      <style:paragraph-properties fo:margin-top="0in" fo:margin-bottom="0in" style:contextual-spacing="false"/>
    </style:style>
    <style:style style:name="P36" style:family="paragraph" style:parent-style-name="Text_20_body" style:list-style-name="L24"/>
    <style:style style:name="P37" style:family="paragraph" style:parent-style-name="Text_20_body" style:list-style-name="L25"/>
    <style:style style:name="P38" style:family="paragraph" style:parent-style-name="Text_20_body" style:list-style-name="L26"/>
    <style:style style:name="P39" style:family="paragraph" style:parent-style-name="Text_20_body" style:list-style-name="L27"/>
    <style:style style:name="P40" style:family="paragraph" style:parent-style-name="Text_20_body" style:list-style-name="L28"/>
    <style:style style:name="P41" style:family="paragraph" style:parent-style-name="Text_20_body" style:list-style-name="L29"/>
    <style:style style:name="P42" style:family="paragraph" style:parent-style-name="Text_20_body" style:list-style-name="L30"/>
    <style:style style:name="P43" style:family="paragraph" style:parent-style-name="Text_20_body" style:list-style-name="L31"/>
    <style:style style:name="P44" style:family="paragraph" style:parent-style-name="Text_20_body" style:list-style-name="L32"/>
    <style:style style:name="P45" style:family="paragraph" style:parent-style-name="Text_20_body" style:list-style-name="L32">
      <style:paragraph-properties fo:margin-top="0in" fo:margin-bottom="0in" style:contextual-spacing="false"/>
    </style:style>
    <style:style style:name="P46" style:family="paragraph" style:parent-style-name="Text_20_body" style:list-style-name="L33"/>
    <style:style style:name="P47" style:family="paragraph" style:parent-style-name="Text_20_body" style:list-style-name="L33">
      <style:paragraph-properties fo:margin-top="0in" fo:margin-bottom="0in" style:contextual-spacing="false"/>
    </style:style>
    <style:style style:name="P48" style:family="paragraph" style:parent-style-name="Text_20_body" style:list-style-name="L34"/>
    <style:style style:name="P49" style:family="paragraph" style:parent-style-name="Text_20_body" style:list-style-name="L34">
      <style:paragraph-properties fo:margin-top="0in" fo:margin-bottom="0in" style:contextual-spacing="false"/>
    </style:style>
    <style:style style:name="P50" style:family="paragraph" style:parent-style-name="Text_20_body" style:list-style-name="L35"/>
    <style:style style:name="P51" style:family="paragraph" style:parent-style-name="Text_20_body" style:list-style-name="L35">
      <style:paragraph-properties fo:margin-top="0in" fo:margin-bottom="0in" style:contextual-spacing="false"/>
    </style:style>
    <style:style style:name="P52" style:family="paragraph" style:parent-style-name="Text_20_body" style:list-style-name="L36"/>
    <style:style style:name="P53" style:family="paragraph" style:parent-style-name="Text_20_body" style:list-style-name="L36">
      <style:paragraph-properties fo:margin-top="0in" fo:margin-bottom="0in" style:contextual-spacing="false"/>
    </style:style>
    <style:style style:name="T1" style:family="text">
      <style:text-properties officeooo:rsid="00176836"/>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2">Code_block</text:p>
      <text:p text:style-name="P4"># Import necessary libraries</text:p>
      <text:p text:style-name="Standard">import numpy as np <text:s/># For numerical operations, particularly with arrays</text:p>
      <text:p text:style-name="Standard">npNaN = np.nan <text:s/># Assign NumPy's NaN (Not a Number) to a variable for easier access</text:p>
      <text:p text:style-name="Standard"/>
      <text:p text:style-name="Standard">import matplotlib.pyplot as plt <text:s/># For data visualization</text:p>
      <text:p text:style-name="Standard">import pandas as pd <text:s/># For data manipulation and analysis</text:p>
      <text:p text:style-name="Standard">import yfinance as yf <text:s/># For accessing financial data from Yahoo Finance</text:p>
      <text:p text:style-name="Standard">import pandas_ta as ta <text:s/># For technical analysis indicators</text:p>
      <text:p text:style-name="Standard"/>
      <text:p text:style-name="Standard"># Download financial data</text:p>
      <text:p text:style-name="Standard">data = yf.download(tickers='^RUI', start='2012-03-11', end='2022-07-10')</text:p>
      <text:p text:style-name="Standard"># - 'tickers': Specifies the ticker symbol for the Russell 1000 Index.</text:p>
      <text:p text:style-name="Standard"># - 'start' and 'end': Defines the date range for the data download.</text:p>
      <text:p text:style-name="Standard"/>
      <text:p text:style-name="Standard"># Display the first 10 rows of the data</text:p>
      <text:p text:style-name="Standard">data.head(10) <text:s/># Shows the first 10 entries of the downloaded dataset.</text:p>
      <text:p text:style-name="Standard"/>
      <text:p text:style-name="P2">Code_Desc</text:p>
      <text:p text:style-name="P3"><text:span text:style-name="Strong_20_Emphasis">Library Imports</text:span>: The code imports essential libraries for various functionalities:</text:p>
      <text:list text:style-name="L1">
        <text:list-item>
          <text:p text:style-name="P8"><text:span text:style-name="Strong_20_Emphasis">NumPy</text:span>: Handles numerical computations and NaN values.</text:p>
        </text:list-item>
        <text:list-item>
          <text:p text:style-name="P8"><text:span text:style-name="Strong_20_Emphasis">Matplotlib</text:span>: Provides tools for visualizing data.</text:p>
        </text:list-item>
        <text:list-item>
          <text:p text:style-name="P8"><text:span text:style-name="Strong_20_Emphasis">Pandas</text:span>: Facilitates data manipulation with DataFrames.</text:p>
        </text:list-item>
        <text:list-item>
          <text:p text:style-name="P8"><text:span text:style-name="Strong_20_Emphasis">yfinance</text:span>: Allows for easy access to historical financial data from Yahoo Finance.</text:p>
        </text:list-item>
        <text:list-item>
          <text:p text:style-name="P7"><text:span text:style-name="Strong_20_Emphasis">pandas_ta</text:span>: Adds capabilities for technical analysis on the financial data.</text:p>
        </text:list-item>
      </text:list>
      <text:list text:style-name="L2">
        <text:list-item>
          <text:p text:style-name="P9"><text:span text:style-name="Strong_20_Emphasis">Data Retrieval</text:span>: The code downloads historical stock data for the Russell 1000 Index over a specified date range (from March 11, 2012, to <text:span text:style-name="T1">Spet2</text:span>0, 202<text:span text:style-name="T1">4</text:span>).</text:p>
        </text:list-item>
      </text:list>
      <text:list text:style-name="L3">
        <text:list-item>
          <text:p text:style-name="P10"><text:span text:style-name="Strong_20_Emphasis">Data Preview</text:span>: The <text:span text:style-name="Source_20_Text">data.head(10)</text:span> command displays the first ten rows of the downloaded dataset, which is useful for quickly inspecting the data structure and contents.</text:p>
        </text:list-item>
      </text:list>
      <text:p text:style-name="P2"/>
      <text:p text:style-name="P2"/>
      <text:p text:style-name="P2">Code_block</text:p>
      <text:p text:style-name="P2"># Adding technical indicators to the dataset</text:p>
      <text:p text:style-name="P2">data['RSI'] = ta.rsi(data.Close, length=15) <text:s/># Calculate the Relative Strength Index (RSI) over 15 periods</text:p>
      <text:p text:style-name="P2">data['EMAF'] = ta.ema(data.Close, length=20) <text:s/># Calculate the Exponential Moving Average (EMA) for 20 periods</text:p>
      <text:p text:style-name="P2">data['EMAM'] = ta.ema(data.Close, length=100) <text:s/># Calculate the EMA for 100 periods</text:p>
      <text:p text:style-name="P2">data['EMAS'] = ta.ema(data.Close, length=150) <text:s/># Calculate the EMA for 150 periods</text:p>
      <text:p text:style-name="P2"/>
      <text:p text:style-name="P2"># Create a target variable based on the difference between adjusted close and open prices</text:p>
      <text:p text:style-name="P2">data['Target'] = data['Adj Close'] - data.Open <text:s/># Calculate the difference</text:p>
      <text:p text:style-name="P2">data['Target'] = data['Target'].shift(-1) <text:s/># Shift the target variable to align with the next day's data</text:p>
      <text:p text:style-name="P2"/>
      <text:p text:style-name="P2"># Classify the target variable into binary classes (1 or 0) based on whether the target is positive</text:p>
      <text:p text:style-name="P2">data['TargetClass'] = [1 if data.Target[i] &gt; 0 else 0 for i in range(len(data))]</text:p>
      <text:p text:style-name="P2"/>
      <text:p text:style-name="P2"># Create a new column for the next day's adjusted close price</text:p>
      <text:p text:style-name="P2">data['TargetNextClose'] = data['Adj Close'].shift(-1) <text:s/># Shift adjusted close to align with the next day</text:p>
      <text:p text:style-name="P2"/>
      <text:p text:style-name="P2"># Clean the dataset</text:p>
      <text:p text:style-name="P2">data.dropna(inplace=True) <text:s/># Remove rows with any NaN values</text:p>
      <text:p text:style-name="P2">data.reset_index(inplace=True) <text:s/># Reset the index after dropping rows</text:p>
      <text:p text:style-name="P2"><text:soft-page-break/>data.drop(['Volume', 'Close', 'Date'], axis=1, inplace=True) <text:s/># Drop unnecessary columns</text:p>
      <text:p text:style-name="P2"/>
      <text:p text:style-name="P2"/>
      <text:p text:style-name="P2">Code_Desc</text:p>
      <text:p text:style-name="P3"><text:span text:style-name="Strong_20_Emphasis">Adding Indicators</text:span>: The code uses the <text:span text:style-name="Source_20_Text">pandas_ta</text:span> library to add several technical analysis indicators to the dataset:</text:p>
      <text:list text:style-name="L4">
        <text:list-item>
          <text:p text:style-name="P12"><text:span text:style-name="Strong_20_Emphasis">RSI</text:span>: The Relative Strength Index is calculated over 15 periods to identify overbought or oversold conditions.</text:p>
        </text:list-item>
        <text:list-item>
          <text:p text:style-name="P11"><text:span text:style-name="Strong_20_Emphasis">EMAs</text:span>: Three Exponential Moving Averages are computed for 20, 100, and 150 periods to smooth out price data and identify trends.</text:p>
        </text:list-item>
      </text:list>
      <text:list text:style-name="L5">
        <text:list-item>
          <text:p text:style-name="P13"><text:span text:style-name="Strong_20_Emphasis">Target Variable Creation</text:span>:</text:p>
        </text:list-item>
      </text:list>
      <text:list text:style-name="L6">
        <text:list-item>
          <text:p text:style-name="P15">A new column called <text:span text:style-name="Source_20_Text">Target</text:span> is created to represent the difference between the adjusted close and the open prices. This is then shifted to align with the next day's data.</text:p>
        </text:list-item>
        <text:list-item>
          <text:p text:style-name="P14">A binary classification (<text:span text:style-name="Source_20_Text">TargetClass</text:span>) is created, indicating whether the price will rise (1) or fall (0) the next day.</text:p>
        </text:list-item>
      </text:list>
      <text:list text:style-name="L7">
        <text:list-item>
          <text:p text:style-name="P16"><text:span text:style-name="Strong_20_Emphasis">Next Day's Close</text:span>: The code creates a new column, <text:span text:style-name="Source_20_Text">TargetNextClose</text:span>, which contains the adjusted close price for the next day.</text:p>
        </text:list-item>
      </text:list>
      <text:list text:style-name="L8">
        <text:list-item>
          <text:p text:style-name="P17"><text:span text:style-name="Strong_20_Emphasis">Data Cleaning</text:span>:</text:p>
        </text:list-item>
      </text:list>
      <text:list text:style-name="L9">
        <text:list-item>
          <text:p text:style-name="P19">Rows containing NaN values are dropped to ensure a clean dataset.</text:p>
        </text:list-item>
        <text:list-item>
          <text:p text:style-name="P18">The index is reset after dropping rows, and unnecessary columns (<text:span text:style-name="Source_20_Text">Volume</text:span>, <text:span text:style-name="Source_20_Text">Close</text:span>, and <text:span text:style-name="Source_20_Text">Date</text:span>) are removed to simplify the DataFrame.</text:p>
        </text:list-item>
      </text:list>
      <text:p text:style-name="P2"/>
      <text:p text:style-name="P2"/>
      <text:p text:style-name="P2">Code_block</text:p>
      <text:p text:style-name="P2"># Select the first 11 columns from the DataFrame and create a new dataset</text:p>
      <text:p text:style-name="P2">data_set = data.iloc[:, 0:11] <text:s/># Use iloc to slice the DataFrame for columns 0 to 10</text:p>
      <text:p text:style-name="P2"/>
      <text:p text:style-name="P2"># Set Pandas options to display all columns in the output</text:p>
      <text:p text:style-name="P2">pd.set_option('display.max_columns', None)</text:p>
      <text:p text:style-name="P2"/>
      <text:p text:style-name="P2"># Display the first 20 rows of the new dataset</text:p>
      <text:p text:style-name="P2">data_set.head(20)</text:p>
      <text:p text:style-name="P2"/>
      <text:p text:style-name="P2"># Uncomment below lines to print additional information about the dataset</text:p>
      <text:p text:style-name="P2">#print(data_set.shape) <text:s/># Print the shape (rows, columns) of the new dataset</text:p>
      <text:p text:style-name="P2">#print(data.shape) <text:s text:c="5"/># Print the shape of the original dataset</text:p>
      <text:p text:style-name="P2">#print(type(data_set)) <text:s/># Print the type of the new dataset</text:p>
      <text:p text:style-name="P2"/>
      <text:p text:style-name="P2">Code_desc</text:p>
      <text:p text:style-name="P3"><text:span text:style-name="Strong_20_Emphasis">Creating a New Dataset</text:span>: The code creates a new DataFrame, <text:span text:style-name="Source_20_Text">data_set</text:span>, which contains the first 11 columns of the original <text:span text:style-name="Source_20_Text">data</text:span> DataFrame. This allows for focused analysis on a specific subset of features.</text:p>
      <text:list text:style-name="L10">
        <text:list-item>
          <text:p text:style-name="P20"><text:span text:style-name="Strong_20_Emphasis">Display Settings</text:span>: The Pandas option <text:span text:style-name="Source_20_Text">display.max_columns</text:span> is set to <text:span text:style-name="Source_20_Text">None</text:span>, enabling the display of all columns in the output without truncation. This is useful for reviewing data without missing any columns.</text:p>
        </text:list-item>
      </text:list>
      <text:list text:style-name="L11">
        <text:list-item>
          <text:p text:style-name="P21"><text:span text:style-name="Strong_20_Emphasis">Previewing the Data</text:span>: The <text:span text:style-name="Source_20_Text">data_set.head(20)</text:span> command displays the first 20 rows of the newly created dataset, allowing for an initial review of its contents.</text:p>
        </text:list-item>
      </text:list>
      <text:list text:style-name="L12">
        <text:list-item>
          <text:p text:style-name="P22"><text:soft-page-break/><text:span text:style-name="Strong_20_Emphasis">Optional Information</text:span>: The commented-out lines can be used to print additional information, such as the shape of the new dataset (<text:span text:style-name="Source_20_Text">data_set.shape</text:span>), the shape of the original dataset (<text:span text:style-name="Source_20_Text">data.shape</text:span>), and the type of the new dataset (<text:span text:style-name="Source_20_Text">type(data_set)</text:span>).</text:p>
        </text:list-item>
      </text:list>
      <text:p text:style-name="P2"/>
      <text:p text:style-name="P2">Code_block</text:p>
      <text:p text:style-name="P2">from sklearn.preprocessing import MinMaxScaler <text:s/># Import the MinMaxScaler from scikit-learn</text:p>
      <text:p text:style-name="P2"/>
      <text:p text:style-name="P2"># Initialize the scaler to transform features to the range [0, 1]</text:p>
      <text:p text:style-name="P2">sc = MinMaxScaler(feature_range=(0, 1))</text:p>
      <text:p text:style-name="P2"/>
      <text:p text:style-name="P2"># Fit the scaler to the dataset and transform it</text:p>
      <text:p text:style-name="P2">data_set_scaled = sc.fit_transform(data_set)</text:p>
      <text:p text:style-name="P2"/>
      <text:p text:style-name="P2"># Print the scaled dataset</text:p>
      <text:p text:style-name="P2">print(data_set_scaled)</text:p>
      <text:p text:style-name="P2"/>
      <text:p text:style-name="P2">Code_Desc</text:p>
      <text:p text:style-name="P3"><text:span text:style-name="Strong_20_Emphasis">Importing the Scaler</text:span>: The <text:span text:style-name="Source_20_Text">MinMaxScaler</text:span> from <text:span text:style-name="Source_20_Text">sklearn.preprocessing</text:span> is imported. This tool is used to scale features to a specific range, which is useful for many machine learning algorithms that require normalized data.</text:p>
      <text:list text:style-name="L13">
        <text:list-item>
          <text:p text:style-name="P23"><text:span text:style-name="Strong_20_Emphasis">Initializing the Scaler</text:span>: The <text:span text:style-name="Source_20_Text">MinMaxScaler</text:span> is initialized with a feature range of (0, 1). This means all values in the dataset will be transformed to fall between 0 and 1.</text:p>
        </text:list-item>
      </text:list>
      <text:list text:style-name="L14">
        <text:list-item>
          <text:p text:style-name="P24"><text:span text:style-name="Strong_20_Emphasis">Scaling the Dataset</text:span>: The <text:span text:style-name="Source_20_Text">fit_transform</text:span> method is called on the <text:span text:style-name="Source_20_Text">data_set</text:span> DataFrame. This method first computes the minimum and maximum values for each feature (column) and then scales the data accordingly. The result is stored in <text:span text:style-name="Source_20_Text">data_set_scaled</text:span>.</text:p>
        </text:list-item>
      </text:list>
      <text:list text:style-name="L15">
        <text:list-item>
          <text:p text:style-name="P25"><text:span text:style-name="Strong_20_Emphasis">Output</text:span>: The scaled dataset is printed, showing the transformed values. Each original value is replaced by a corresponding value between 0 and 1, which helps in maintaining the relative distances among data points while normalizing the dataset.</text:p>
        </text:list-item>
      </text:list>
      <text:p text:style-name="P2"/>
      <text:p text:style-name="P2">Code_block</text:p>
      <text:p text:style-name="P2"># Initialize an empty list to hold features</text:p>
      <text:p text:style-name="P2">X = []</text:p>
      <text:p text:style-name="P2"/>
      <text:p text:style-name="P2"># Set the number of previous time steps to consider for each sample</text:p>
      <text:p text:style-name="P2">backcandles = 30</text:p>
      <text:p text:style-name="P2"/>
      <text:p text:style-name="P2"># Print the total number of samples in the scaled dataset</text:p>
      <text:p text:style-name="P2">print(data_set_scaled.shape[0])</text:p>
      <text:p text:style-name="P2"/>
      <text:p text:style-name="P2"># Loop through each feature (excluding the target columns)</text:p>
      <text:p text:style-name="P2">for j in range(8): <text:s/># Assuming the first 8 columns are features</text:p>
      <text:p text:style-name="P2"><text:s text:c="4"/>X.append([]) <text:s/># Create a sublist for each feature</text:p>
      <text:p text:style-name="P2"><text:s text:c="4"/>for i in range(backcandles, data_set_scaled.shape[0]):</text:p>
      <text:p text:style-name="P2"><text:s text:c="8"/># Append slices of the dataset to X, considering 'backcandles' previous entries</text:p>
      <text:p text:style-name="P2"><text:s text:c="8"/>X[j].append(data_set_scaled[i-backcandles:i, j])</text:p>
      <text:p text:style-name="P2"/>
      <text:p text:style-name="P2"># Move the first axis to the third position for reshaping the array correctly</text:p>
      <text:p text:style-name="P2">X = np.moveaxis(X, [0], [2])</text:p>
      <text:p text:style-name="P2"/>
      <text:p text:style-name="P2"># Prepare the target variable, adjusting the length to match X</text:p>
      <text:p text:style-name="P2"># yi contains the last column (target) starting from the 'backcandles' index</text:p>
      <text:p text:style-name="P2"><text:soft-page-break/>X, yi = np.array(X), np.array(data_set_scaled[backcandles:, -1])</text:p>
      <text:p text:style-name="P2"># Reshape the target variable to ensure it has the correct dimensions</text:p>
      <text:p text:style-name="P2">y = np.reshape(yi, (len(yi), 1))</text:p>
      <text:p text:style-name="P2"/>
      <text:p text:style-name="P2"># Uncomment below line if you need to transform y using the scaler</text:p>
      <text:p text:style-name="P2"># y = sc.fit_transform(yi)</text:p>
      <text:p text:style-name="P2"/>
      <text:p text:style-name="P2"># Reshape X to ensure compatibility with LSTM input shape (samples, time steps, features)</text:p>
      <text:p text:style-name="P2"># Uncomment if necessary</text:p>
      <text:p text:style-name="P2"># X_train = np.reshape(X_train, (X_train.shape[0], X_train.shape[1], 1))</text:p>
      <text:p text:style-name="P2"/>
      <text:p text:style-name="P2"># Print the resulting feature and target arrays</text:p>
      <text:p text:style-name="P2">print(X)</text:p>
      <text:p text:style-name="P2">print(X.shape) <text:s/># Print the shape of X</text:p>
      <text:p text:style-name="P2">print(y)</text:p>
      <text:p text:style-name="P2">print(y.shape) <text:s/># Print the shape of y</text:p>
      <text:p text:style-name="P2"/>
      <text:p text:style-name="P2">Code_Desc</text:p>
      <text:p text:style-name="P3"><text:span text:style-name="Strong_20_Emphasis">Feature Initialization</text:span>: An empty list <text:span text:style-name="Source_20_Text">X</text:span> is created to store the features. The variable <text:span text:style-name="Source_20_Text">backcandles</text:span> is set to 30, which indicates the number of previous time steps to include for each input sample.</text:p>
      <text:list text:style-name="L16">
        <text:list-item>
          <text:p text:style-name="P26"><text:span text:style-name="Strong_20_Emphasis">Looping Through Features</text:span>: The code iterates over the first 8 columns of the scaled dataset (assuming these are the features). For each feature, it appends slices of data, capturing the previous 30 entries for each time step starting from the 30th index.</text:p>
        </text:list-item>
        <text:list-item>
          <text:p text:style-name="P26"><text:span text:style-name="Strong_20_Emphasis">Reshaping the Feature Array</text:span>: The first axis of the <text:span text:style-name="Source_20_Text">X</text:span> list is moved to the third position using <text:span text:style-name="Source_20_Text">np.moveaxis()</text:span>, reshaping the data to fit the expected input format for LSTM models.</text:p>
        </text:list-item>
        <text:list-item>
          <text:p text:style-name="P26"><text:span text:style-name="Strong_20_Emphasis">Preparing the Target Variable</text:span>: The target variable <text:span text:style-name="Source_20_Text">yi</text:span> is extracted from the last column of the scaled dataset, starting from the index corresponding to <text:span text:style-name="Source_20_Text">backcandles</text:span>. This ensures the length of <text:span text:style-name="Source_20_Text">y</text:span> matches the output size of <text:span text:style-name="Source_20_Text">X</text:span>.</text:p>
        </text:list-item>
        <text:list-item>
          <text:p text:style-name="P26"><text:span text:style-name="Strong_20_Emphasis">Reshaping Target Variable</text:span>: The target variable <text:span text:style-name="Source_20_Text">y</text:span> is reshaped into a 2D array for compatibility with machine learning models.</text:p>
        </text:list-item>
        <text:list-item>
          <text:p text:style-name="P26"><text:span text:style-name="Strong_20_Emphasis">Print Statements</text:span>: The code prints the contents and shapes of both <text:span text:style-name="Source_20_Text">X</text:span> and <text:span text:style-name="Source_20_Text">y</text:span> to verify their structures and confirm that the transformation was successful.</text:p>
        </text:list-item>
      </text:list>
      <text:p text:style-name="P2"/>
      <text:p text:style-name="P2"/>
      <text:p text:style-name="P2">Code_block</text:p>
      <text:p text:style-name="P2"># Split the dataset into training and testing sets</text:p>
      <text:p text:style-name="P2">splitlimit = int(len(X) * 0.8) <text:s/># Set split limit to 80% of the data length</text:p>
      <text:p text:style-name="P2">print(splitlimit) <text:s/># Print the index for the split</text:p>
      <text:p text:style-name="P2"/>
      <text:p text:style-name="P2"># Create training and testing sets for features</text:p>
      <text:p text:style-name="P2">X_train, X_test = X[:splitlimit], X[splitlimit:]</text:p>
      <text:p text:style-name="P2"># Create training and testing sets for targets</text:p>
      <text:p text:style-name="P2">y_train, y_test = y[:splitlimit], y[splitlimit:]</text:p>
      <text:p text:style-name="P2"/>
      <text:p text:style-name="P2"># Print the shapes of the training and testing sets</text:p>
      <text:p text:style-name="P2">print(X_train.shape) <text:s/># Shape of the training features</text:p>
      <text:p text:style-name="P2">print(X_test.shape) <text:s text:c="2"/># Shape of the testing features</text:p>
      <text:p text:style-name="P2">print(y_train.shape) <text:s/># Shape of the training targets</text:p>
      <text:p text:style-name="P2">print(y_test.shape) <text:s text:c="2"/># Shape of the testing targets</text:p>
      <text:p text:style-name="P2"/>
      <text:p text:style-name="P2"># Print the training target values</text:p>
      <text:p text:style-name="P2"><text:soft-page-break/>print(y_train) <text:s/># Display the training targets</text:p>
      <text:p text:style-name="P2"/>
      <text:p text:style-name="P2"/>
      <text:p text:style-name="P2">Code_Desc</text:p>
      <text:p text:style-name="P3"><text:span text:style-name="Strong_20_Emphasis">Split Limit Calculation</text:span>: The variable <text:span text:style-name="Source_20_Text">splitlimit</text:span> is calculated as 80% of the total length of <text:span text:style-name="Source_20_Text">X</text:span>. This will be used as the index to divide the dataset into training and testing subsets.</text:p>
      <text:list text:style-name="L17">
        <text:list-item>
          <text:p text:style-name="P27"><text:span text:style-name="Strong_20_Emphasis">Creating Training and Testing Sets</text:span>:</text:p>
        </text:list-item>
      </text:list>
      <text:list text:style-name="L18">
        <text:list-item>
          <text:p text:style-name="P29"><text:span text:style-name="Source_20_Text">X_train</text:span> and <text:span text:style-name="Source_20_Text">y_train</text:span> are created by taking the first 80% of <text:span text:style-name="Source_20_Text">X</text:span> and <text:span text:style-name="Source_20_Text">y</text:span>, respectively.</text:p>
        </text:list-item>
        <text:list-item>
          <text:p text:style-name="P28"><text:span text:style-name="Source_20_Text">X_test</text:span> and <text:span text:style-name="Source_20_Text">y_test</text:span> are created by taking the remaining 20%.</text:p>
        </text:list-item>
      </text:list>
      <text:list text:style-name="L19">
        <text:list-item>
          <text:p text:style-name="P30"><text:span text:style-name="Strong_20_Emphasis">Shape Verification</text:span>: The shapes of <text:span text:style-name="Source_20_Text">X_train</text:span>, <text:span text:style-name="Source_20_Text">X_test</text:span>, <text:span text:style-name="Source_20_Text">y_train</text:span>, and <text:span text:style-name="Source_20_Text">y_test</text:span> are printed to ensure that the split was performed correctly and that the dimensions are as expected.</text:p>
        </text:list-item>
      </text:list>
      <text:list text:style-name="L20">
        <text:list-item>
          <text:p text:style-name="P31"><text:span text:style-name="Strong_20_Emphasis">Displaying Training Targets</text:span>: The values of <text:span text:style-name="Source_20_Text">y_train</text:span> are printed to review the target data that will be used for training.</text:p>
        </text:list-item>
      </text:list>
      <text:p text:style-name="P3">Code_block</text:p>
      <text:p text:style-name="P3">from keras.models import Sequential <text:s/># Import Sequential model (not used here but commonly used)</text:p>
      <text:p text:style-name="P3">from keras.layers import LSTM, Dropout, Dense, TimeDistributed <text:s/># Import necessary layers</text:p>
      <text:p text:style-name="P3">import tensorflow as tf <text:s/># Import TensorFlow for model building</text:p>
      <text:p text:style-name="P3">import keras <text:s/># Import Keras</text:p>
      <text:p text:style-name="P3">from keras import optimizers <text:s/># Import optimizers</text:p>
      <text:p text:style-name="P3">from keras.callbacks import History <text:s/># Import History for tracking training</text:p>
      <text:p text:style-name="P3">from keras.models import Model <text:s/># Import functional API model</text:p>
      <text:p text:style-name="P3">from keras.layers import Input, Activation, concatenate <text:s/># Import additional layers</text:p>
      <text:p text:style-name="P3">import numpy as np <text:s/># Import NumPy for numerical operations</text:p>
      <text:p text:style-name="P3"/>
      <text:p text:style-name="P3"># Set random seeds for reproducibility</text:p>
      <text:p text:style-name="P3"># tf.random.set_seed(20) <text:s/># Uncomment to set TensorFlow seed (if needed)</text:p>
      <text:p text:style-name="P3">np.random.seed(10) <text:s/># Set NumPy random seed</text:p>
      <text:p text:style-name="P3"/>
      <text:p text:style-name="P3"># Define the LSTM model architecture</text:p>
      <text:p text:style-name="P3">lstm_input = Input(shape=(backcandles, 8), name='lstm_input') <text:s/># Input layer with shape based on time steps and features</text:p>
      <text:p text:style-name="P3">inputs = LSTM(150, name='first_layer')(lstm_input) <text:s/># LSTM layer with 150 units</text:p>
      <text:p text:style-name="P3">inputs = Dense(1, name='dense_layer')(inputs) <text:s/># Dense layer for output</text:p>
      <text:p text:style-name="P3">output = Activation('linear', name='output')(inputs) <text:s/># Output layer with linear activation</text:p>
      <text:p text:style-name="P3"/>
      <text:p text:style-name="P3"># Create the model using functional API</text:p>
      <text:p text:style-name="P3">model = Model(inputs=lstm_input, outputs=output)</text:p>
      <text:p text:style-name="P3"><text:soft-page-break/></text:p>
      <text:p text:style-name="P3"># Compile the model with Adam optimizer and mean squared error loss</text:p>
      <text:p text:style-name="P3">adam = optimizers.Adam() <text:s/># Instantiate Adam optimizer</text:p>
      <text:p text:style-name="P3">model.compile(optimizer=adam, loss='mse') <text:s/># Compile the model</text:p>
      <text:p text:style-name="P3"/>
      <text:p text:style-name="P3"># Fit the model to the training data</text:p>
      <text:p text:style-name="P3">model.fit(x=X_train, y=y_train, batch_size=15, epochs=30, shuffle=True, validation_split=0.1) <text:s/># Train the model</text:p>
      <text:p text:style-name="P2"/>
      <text:p text:style-name="P2">Code_Desc</text:p>
      <text:p text:style-name="P3"><text:span text:style-name="Strong_20_Emphasis">Import Libraries</text:span>: Necessary Keras and TensorFlow modules are imported for building the LSTM model.</text:p>
      <text:list text:style-name="L21">
        <text:list-item>
          <text:p text:style-name="P32"><text:span text:style-name="Strong_20_Emphasis">Set Random Seed</text:span>: Setting the random seed ensures reproducibility of results across different runs.</text:p>
        </text:list-item>
      </text:list>
      <text:list text:style-name="L22">
        <text:list-item>
          <text:p text:style-name="P33"><text:span text:style-name="Strong_20_Emphasis">Model Architecture</text:span>:</text:p>
        </text:list-item>
      </text:list>
      <text:list text:style-name="L23">
        <text:list-item>
          <text:p text:style-name="P35">An <text:span text:style-name="Strong_20_Emphasis">Input Layer</text:span> is defined with shape <text:span text:style-name="Source_20_Text">(backcandles, 8)</text:span>, indicating the number of previous time steps (backcandles) and the number of features (8).</text:p>
        </text:list-item>
        <text:list-item>
          <text:p text:style-name="P35">An <text:span text:style-name="Strong_20_Emphasis">LSTM Layer</text:span> with 150 units is added to process the sequential data.</text:p>
        </text:list-item>
        <text:list-item>
          <text:p text:style-name="P35">A <text:span text:style-name="Strong_20_Emphasis">Dense Layer</text:span> follows the LSTM to provide a single output.</text:p>
        </text:list-item>
        <text:list-item>
          <text:p text:style-name="P34">The final <text:span text:style-name="Strong_20_Emphasis">Activation Layer</text:span> uses a linear activation function for regression tasks.</text:p>
        </text:list-item>
      </text:list>
      <text:list text:style-name="L24">
        <text:list-item>
          <text:p text:style-name="P36"><text:span text:style-name="Strong_20_Emphasis">Model Compilation</text:span>: The model is compiled with the Adam optimizer and mean squared error (MSE) loss function, making it suitable for regression.</text:p>
        </text:list-item>
      </text:list>
      <text:list text:style-name="L25">
        <text:list-item>
          <text:p text:style-name="P37"><text:span text:style-name="Strong_20_Emphasis">Model Training</text:span>: The model is trained on the training data (<text:span text:style-name="Source_20_Text">X_train</text:span> and <text:span text:style-name="Source_20_Text">y_train</text:span>) for 30 epochs, using a batch size of 15 and a validation split of 10% to evaluate performance during training.</text:p>
        </text:list-item>
      </text:list>
      <text:p text:style-name="P2"/>
      <text:p text:style-name="P2"/>
      <text:p text:style-name="P2">Code_block</text:p>
      <text:p text:style-name="P2"># Use the trained model to make predictions on the test dataset</text:p>
      <text:p text:style-name="P2">y_pred = model.predict(X_test) <text:s/># Predict outputs for the test set</text:p>
      <text:p text:style-name="P2"/>
      <text:p text:style-name="P2"># Optional: Convert predicted values to binary classes based on a threshold (commented out)</text:p>
      <text:p text:style-name="P2"># y_pred = np.where(y_pred &gt; 0.43, 1, 0) <text:s/># Classify predictions into binary classes (1 or 0)</text:p>
      <text:p text:style-name="P2"/>
      <text:p text:style-name="P2"># Print the first 10 predicted values and their corresponding actual test values</text:p>
      <text:p text:style-name="P2">for i in range(10):</text:p>
      <text:p text:style-name="P2"><text:s text:c="4"/>print(y_pred[i], y_test[i]) <text:s/># Display the predicted and actual values side by side</text:p>
      <text:p text:style-name="P2"/>
      <text:p text:style-name="P2"/>
      <text:p text:style-name="P2">Code_Desc</text:p>
      <text:p text:style-name="P3"><text:span text:style-name="Strong_20_Emphasis">Model Prediction</text:span>: The model's <text:span text:style-name="Source_20_Text">predict</text:span> method is called on the test dataset (<text:span text:style-name="Source_20_Text">X_test</text:span>), generating predictions (<text:span text:style-name="Source_20_Text">y_pred</text:span>).</text:p>
      <text:list text:style-name="L26">
        <text:list-item>
          <text:p text:style-name="P38"><text:span text:style-name="Strong_20_Emphasis">Optional Classification</text:span>: There's a commented-out line that could convert the predicted values into binary classes (0 or 1) based on a threshold of 0.43, which would be useful for classification tasks.</text:p>
        </text:list-item>
      </text:list>
      <text:list text:style-name="L27">
        <text:list-item>
          <text:p text:style-name="P39"><text:soft-page-break/><text:span text:style-name="Strong_20_Emphasis">Display Predictions</text:span>: A loop prints the first 10 predictions alongside the corresponding actual values from the test set (<text:span text:style-name="Source_20_Text">y_test</text:span>), allowing for a quick comparison to evaluate model performance.</text:p>
        </text:list-item>
      </text:list>
      <text:p text:style-name="P2"/>
      <text:p text:style-name="P2">Code_block</text:p>
      <text:p text:style-name="P2"># Set the size of the plot</text:p>
      <text:p text:style-name="P2">plt.figure(figsize=(16, 8))</text:p>
      <text:p text:style-name="P2"/>
      <text:p text:style-name="P2"># Plot the actual test values</text:p>
      <text:p text:style-name="P2">plt.plot(y_test, color='green', label='Test') <text:s/># Actual test values in green</text:p>
      <text:p text:style-name="P2"/>
      <text:p text:style-name="P2"># Plot the predicted values</text:p>
      <text:p text:style-name="P2">plt.plot(y_pred, color='red', label='Pred') <text:s/># Predicted values in red</text:p>
      <text:p text:style-name="P2"/>
      <text:p text:style-name="P2"># Add a legend to differentiate between actual and predicted values</text:p>
      <text:p text:style-name="P2">plt.legend()</text:p>
      <text:p text:style-name="P2"/>
      <text:p text:style-name="P2"># Display the plot</text:p>
      <text:p text:style-name="P2">plt.show()</text:p>
      <text:p text:style-name="P2"/>
      <text:p text:style-name="P2">Code_Desc</text:p>
      <text:p text:style-name="P3"><text:span text:style-name="Strong_20_Emphasis">Figure Size</text:span>: The plot's size is set to 16 inches by 8 inches for better visibility.</text:p>
      <text:list text:style-name="L28">
        <text:list-item>
          <text:p text:style-name="P40"><text:span text:style-name="Strong_20_Emphasis">Plot Actual Values</text:span>: The actual values from the test dataset (<text:span text:style-name="Source_20_Text">y_test</text:span>) are plotted in green.</text:p>
        </text:list-item>
      </text:list>
      <text:list text:style-name="L29">
        <text:list-item>
          <text:p text:style-name="P41"><text:span text:style-name="Strong_20_Emphasis">Plot Predicted Values</text:span>: The predicted values (<text:span text:style-name="Source_20_Text">y_pred</text:span>) from the model are plotted in red.</text:p>
        </text:list-item>
      </text:list>
      <text:list text:style-name="L30">
        <text:list-item>
          <text:p text:style-name="P42"><text:span text:style-name="Strong_20_Emphasis">Legend</text:span>: A legend is added to distinguish between the actual and predicted values.</text:p>
        </text:list-item>
      </text:list>
      <text:list text:style-name="L31">
        <text:list-item>
          <text:p text:style-name="P43"><text:span text:style-name="Strong_20_Emphasis">Show Plot</text:span>: Finally, the plot is displayed, providing a visual comparison of the model's predictions against the actual test values.</text:p>
        </text:list-item>
      </text:list>
      <text:p text:style-name="P2"/>
      <text:h text:style-name="P1" text:outline-level="3">Project Summary</text:h>
      <text:p text:style-name="Text_20_body">This project focuses on predicting stock market movements using Long Short-Term Memory (LSTM) networks. The process involves data collection, preprocessing, feature engineering, model training, and evaluation. The primary aim is to forecast future prices based on historical data and technical indicators.</text:p>
      <text:h text:style-name="Heading_20_3" text:outline-level="3">Why LSTM?</text:h>
      <text:list text:style-name="L32">
        <text:list-item>
          <text:p text:style-name="P45"><text:span text:style-name="Strong_20_Emphasis">Sequential Data Handling</text:span>: LSTMs are specifically designed to work with sequential data, making them ideal for time series forecasting like stock prices.</text:p>
        </text:list-item>
        <text:list-item>
          <text:p text:style-name="P44"><text:span text:style-name="Strong_20_Emphasis">Memory Capabilities</text:span>: They can remember long-term dependencies due to their unique architecture, which helps capture trends and patterns in historical data.</text:p>
        </text:list-item>
      </text:list>
      <text:h text:style-name="Heading_20_3" text:outline-level="3">Benefits of LSTM</text:h>
      <text:list text:style-name="L33">
        <text:list-item>
          <text:p text:style-name="P47"><text:span text:style-name="Strong_20_Emphasis">Performance</text:span>: Often yields better predictive performance for time series data compared to traditional methods.</text:p>
        </text:list-item>
        <text:list-item>
          <text:p text:style-name="P47"><text:span text:style-name="Strong_20_Emphasis">Flexibility</text:span>: Can handle varying input lengths and sequences, adapting to different datasets.</text:p>
        </text:list-item>
        <text:list-item>
          <text:p text:style-name="P46"><text:span text:style-name="Strong_20_Emphasis">Complex Patterns</text:span>: Capable of modeling complex nonlinear relationships in data.</text:p>
        </text:list-item>
      </text:list>
      <text:h text:style-name="Heading_20_3" text:outline-level="3">Disadvantages of LSTM</text:h>
      <text:list text:style-name="L34">
        <text:list-item>
          <text:p text:style-name="P49"><text:span text:style-name="Strong_20_Emphasis">Computational Complexity</text:span>: LSTMs can be computationally intensive and require significant <text:soft-page-break/>resources for training, especially on large datasets.</text:p>
        </text:list-item>
        <text:list-item>
          <text:p text:style-name="P49"><text:span text:style-name="Strong_20_Emphasis">Overfitting</text:span>: Risk of overfitting, particularly with small datasets or overly complex models.</text:p>
        </text:list-item>
        <text:list-item>
          <text:p text:style-name="P48"><text:span text:style-name="Strong_20_Emphasis">Tuning Requirements</text:span>: Requires careful hyperparameter tuning to achieve optimal performance.</text:p>
        </text:list-item>
      </text:list>
      <text:h text:style-name="Heading_20_3" text:outline-level="3">How to Improve</text:h>
      <text:list text:style-name="L35">
        <text:list-item>
          <text:p text:style-name="P51"><text:span text:style-name="Strong_20_Emphasis">Data Augmentation</text:span>: Increase the size and diversity of the training dataset through techniques like data augmentation or synthetic data generation.</text:p>
        </text:list-item>
        <text:list-item>
          <text:p text:style-name="P51"><text:span text:style-name="Strong_20_Emphasis">Feature Engineering</text:span>: Experiment with additional features such as sentiment analysis, macroeconomic indicators, or other technical indicators.</text:p>
        </text:list-item>
        <text:list-item>
          <text:p text:style-name="P51"><text:span text:style-name="Strong_20_Emphasis">Regularization</text:span>: Implement dropout layers or L2 regularization to prevent overfitting.</text:p>
        </text:list-item>
        <text:list-item>
          <text:p text:style-name="P50"><text:span text:style-name="Strong_20_Emphasis">Hyperparameter Optimization</text:span>: Utilize techniques such as grid search or Bayesian optimization to find optimal hyperparameters.</text:p>
        </text:list-item>
      </text:list>
      <text:h text:style-name="Heading_20_3" text:outline-level="3">Suggested ML Models to Use</text:h>
      <text:list text:style-name="L36">
        <text:list-item>
          <text:p text:style-name="P53"><text:span text:style-name="Strong_20_Emphasis">GRU (Gated Recurrent Unit)</text:span>: Similar to LSTM but with a simpler architecture; often performs well with less computational overhead.</text:p>
        </text:list-item>
        <text:list-item>
          <text:p text:style-name="P53"><text:span text:style-name="Strong_20_Emphasis">ARIMA (AutoRegressive Integrated Moving Average)</text:span>: A traditional statistical method that can be effective for univariate time series forecasting.</text:p>
        </text:list-item>
        <text:list-item>
          <text:p text:style-name="P53"><text:span text:style-name="Strong_20_Emphasis">Random Forests</text:span>: Good for regression tasks and can handle large datasets with less risk of overfitting.</text:p>
        </text:list-item>
        <text:list-item>
          <text:p text:style-name="P53"><text:span text:style-name="Strong_20_Emphasis">XGBoost</text:span>: An efficient implementation of gradient boosting that often performs well in predictive tasks.</text:p>
        </text:list-item>
        <text:list-item>
          <text:p text:style-name="P52"><text:span text:style-name="Strong_20_Emphasis">Transformers</text:span>: Emerging models for time series forecasting that leverage attention mechanisms, potentially outperforming LSTMs in some scenarios.</text:p>
        </text:list-item>
      </text:list>
      <text:h text:style-name="Heading_20_3" text:outline-level="3">Conclusion</text:h>
      <text:p text:style-name="Text_20_body">Using LSTM for time series prediction offers several advantages, particularly for capturing complex patterns in sequential data. However, it also comes with challenges that can be addressed through careful model design and optimization techniques. Exploring alternative models like GRU, ARIMA, or ensemble methods can provide additional insights and potentially improve predictive performance.</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2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ing Jupyter Application</dc:title>
    <dc:date>2024-09-20T19:42:40.349412612</dc:date>
    <meta:editing-duration>PT57M3S</meta:editing-duration>
    <meta:editing-cycles>3</meta:editing-cycles>
    <meta:generator>LibreOffice/24.2.5.2$Linux_X86_64 LibreOffice_project/420$Build-2</meta:generator>
    <meta:document-statistic meta:table-count="0" meta:image-count="0" meta:object-count="0" meta:page-count="8" meta:paragraph-count="229" meta:word-count="2690" meta:character-count="17661" meta:non-whitespace-character-count="15173"/>
    <meta:user-defined meta:name=""/>
    <meta:auto-reload xlink:href="http://localhost:8888/tree?token=e44d5ac2271b8a809ed9242df002a9e26b595e7ef5cd59af" meta:delay="PT1S"/>
  </office:meta>
</office:document-meta>
</file>